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3.7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style:font-name="Bitstream Vera Serif" fo:font-size="80pt" style:font-size-asian="80pt" style:font-size-complex="80pt"/>
    </style:style>
    <style:style style:name="P2" style:family="paragraph">
      <style:paragraph-properties fo:line-height="100%" fo:text-align="center"/>
      <style:text-properties fo:color="#000000" fo:font-size="10pt" style:font-size-asian="10pt" style:font-size-complex="10pt"/>
    </style:style>
    <style:style style:name="P3" style:family="paragraph">
      <loext:graphic-properties draw:fill-color="#ffffff"/>
      <style:text-properties style:font-name="Bitstream Vera Serif" fo:font-size="80pt" style:font-size-asian="80pt" style:font-size-complex="80pt"/>
    </style:style>
    <style:style style:name="P4" style:family="paragraph">
      <loext:graphic-properties draw:fill-color="#ffffff"/>
    </style:style>
    <style:style style:name="P5" style:family="paragraph">
      <style:paragraph-properties fo:line-height="100%" fo:text-align="center"/>
      <style:text-properties style:use-window-font-color="true" style:font-name="Bitstream Vera Serif" fo:font-size="44pt" style:font-size-asian="44pt" style:font-size-complex="44pt"/>
    </style:style>
    <style:style style:name="P6" style:family="paragraph">
      <loext:graphic-properties draw:fill-color="#ffffff"/>
      <style:text-properties style:use-window-font-color="true" style:font-name="Bitstream Vera Serif" fo:font-size="44pt" style:font-size-asian="44pt" style:font-size-complex="44pt"/>
    </style:style>
    <style:style style:name="T1" style:family="text">
      <style:text-properties style:font-name="Bitstream Vera Serif" fo:font-size="80pt" style:font-size-asian="80pt" style:font-size-complex="8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Bitstream Vera Serif" fo:font-size="20pt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font-name="Bitstream Vera Seri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3" draw:layer="layout" svg:width="25.199cm" svg:height="13.763cm" svg:x="1.4cm" svg:y="0.837cm" presentation:class="subtitle" presentation:user-transformed="true">
          <draw:text-box>
            <text:p text:style-name="P1"><text:span text:style-name="T1">Onde Deus Está</text:span></text:p>
            <text:p text:style-name="P2"><text:span text:style-name="T2">Pr. Luc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6" draw:layer="layout" svg:width="25.199cm" svg:height="13.763cm" svg:x="1.4cm" svg:y="0.837cm" presentation:class="subtitle" presentation:user-transformed="true">
          <draw:text-box>
            <text:p text:style-name="P5"><text:span text:style-name="T3">Onde Deus está, todo mal desaparece, Ele é rei,</text:span></text:p>
            <text:p text:style-name="P5"><text:span text:style-name="T3">Ele tem poder</text:span></text:p>
            <text:p text:style-name="P5"><text:span text:style-name="T3">Onde Deus está,</text:span></text:p>
            <text:p text:style-name="P5"><text:span text:style-name="T3">a palavra fala forte,</text:span></text:p>
            <text:p text:style-name="P5"><text:span text:style-name="T3">faz o pecador se arrepen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6" draw:layer="layout" svg:width="25.199cm" svg:height="13.763cm" svg:x="1.4cm" svg:y="0.837cm" presentation:class="subtitle" presentation:user-transformed="true">
          <draw:text-box>
            <text:p text:style-name="P5"><text:span text:style-name="T3">Onde Deus está, uma</text:span></text:p>
            <text:p text:style-name="P5"><text:span text:style-name="T3">simples melodia se</text:span></text:p>
            <text:p text:style-name="P5"><text:span text:style-name="T3">transforma em adoração</text:span></text:p>
            <text:p text:style-name="P5"><text:span text:style-name="T3">Onde Deus está,</text:span></text:p>
            <text:p text:style-name="P5"><text:span text:style-name="T3">o amargurado de espírito</text:span></text:p>
            <text:p text:style-name="P5"><text:span text:style-name="T3">celebra em uma can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6" draw:layer="layout" svg:width="25.199cm" svg:height="13.763cm" svg:x="1.4cm" svg:y="0.837cm" presentation:class="subtitle" presentation:user-transformed="true">
          <draw:text-box>
            <text:p text:style-name="P5"><text:span text:style-name="T3">Onde Deus está? Ele está aqui!</text:span></text:p>
            <text:p text:style-name="P5"><text:span text:style-name="T3">Onde Deus está? Ele está aqui!</text:span></text:p>
            <text:p text:style-name="P5"><text:span text:style-name="T3">Onde Deus está? Ele está aqui!</text:span></text:p>
            <text:p text:style-name="P5"><text:span text:style-name="T3">Onde Deus está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6" draw:layer="layout" svg:width="25.199cm" svg:height="13.763cm" svg:x="1.4cm" svg:y="0.837cm" presentation:class="subtitle" presentation:user-transformed="true">
          <draw:text-box>
            <text:p text:style-name="P5"><text:span text:style-name="T3">Rei da glória</text:span></text:p>
            <text:p text:style-name="P5"><text:span text:style-name="T3">Deus de todo o poder</text:span></text:p>
            <text:p text:style-name="P5"><text:span text:style-name="T3">Vem agora</text:span></text:p>
            <text:p text:style-name="P5"><text:span text:style-name="T3">Derrama o teu amor</text:span></text:p>
            <text:p text:style-name="P5"><text:span text:style-name="T3">Aqui mais uma ve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6" draw:layer="layout" svg:width="25.199cm" svg:height="13.763cm" svg:x="1.4cm" svg:y="0.837cm" presentation:class="subtitle" presentation:user-transformed="true">
          <draw:text-box>
            <text:p text:style-name="P5"><text:span text:style-name="T3">Onde Deus está?</text:span></text:p>
            <text:p text:style-name="P5"><text:span text:style-name="T3">Na igreja, na sua casa</text:span></text:p>
            <text:p text:style-name="P5"><text:span text:style-name="T3">No seu carro ou no seu coração</text:span></text:p>
            <text:p text:style-name="P5"><text:span text:style-name="T3">Onde Deus está,</text:span></text:p>
            <text:p text:style-name="P5"><text:span text:style-name="T3">não importa o lugar</text:span></text:p>
            <text:p text:style-name="P5"><text:span text:style-name="T3">Sempre haverá transformação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6" draw:layer="layout" svg:width="25.199cm" svg:height="13.763cm" svg:x="1.4cm" svg:y="0.837cm" presentation:class="subtitle" presentation:user-transformed="true">
          <draw:text-box>
            <text:p text:style-name="P5"><text:span text:style-name="T3">Onde Deus está tanta coisa</text:span></text:p>
            <text:p text:style-name="P5"><text:span text:style-name="T3">Acontece que não cabe aqui nessa canção</text:span></text:p>
            <text:p text:style-name="P5"><text:span text:style-name="T3">Então não se distraia</text:span></text:p>
            <text:p text:style-name="P5"><text:span text:style-name="T3">Fique na presença dele</text:span></text:p>
            <text:p text:style-name="P5"><text:span text:style-name="T3">E vamos juntos em ado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6" draw:layer="layout" svg:width="25.199cm" svg:height="13.763cm" svg:x="1.4cm" svg:y="0.837cm" presentation:class="subtitle" presentation:user-transformed="true">
          <draw:text-box>
            <text:p text:style-name="P5"><text:span text:style-name="T3">Onde Deus está? Ele está aqui!</text:span></text:p>
            <text:p text:style-name="P5"><text:span text:style-name="T3">Onde Deus está? Ele está aqui!</text:span></text:p>
            <text:p text:style-name="P5"><text:span text:style-name="T3">Onde Deus está? Ele está aqui!</text:span></text:p>
            <text:p text:style-name="P5"><text:span text:style-name="T3">Onde Deus está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3.763cm" svg:x="1.4cm" svg:y="0.837cm" presentation:class="subtitle" presentation:user-transformed="true">
          <draw:text-box>
            <text:p text:style-name="P5"><text:span text:style-name="T3">Rei da glória</text:span></text:p>
            <text:p text:style-name="P5"><text:span text:style-name="T3">Deus de todo o poder</text:span></text:p>
            <text:p text:style-name="P5"><text:span text:style-name="T3">Vem agora</text:span></text:p>
            <text:p text:style-name="P5"><text:span text:style-name="T3">Derrama o teu amor</text:span></text:p>
            <text:p text:style-name="P5"><text:span text:style-name="T3">Aqui mais uma ve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3.763cm" svg:x="1.4cm" svg:y="0.837cm" presentation:class="subtitle" presentation:user-transformed="true">
          <draw:text-box>
            <text:p text:style-name="P5"><text:span text:style-name="T3">Rei da glória</text:span></text:p>
            <text:p text:style-name="P5"><text:span text:style-name="T3">Deus de todo o poder</text:span></text:p>
            <text:p text:style-name="P5"><text:span text:style-name="T3">Vem agora</text:span></text:p>
            <text:p text:style-name="P5"><text:span text:style-name="T3">Derrama o teu amor</text:span></text:p>
            <text:p text:style-name="P5"><text:span text:style-name="T3">Aqui mais uma ve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3.763cm" svg:x="1.4cm" svg:y="0.837cm" presentation:class="subtitle" presentation:user-transformed="true">
          <draw:text-box>
            <text:p text:style-name="P5"><text:span text:style-name="T3">Rei da glória</text:span></text:p>
            <text:p text:style-name="P5"><text:span text:style-name="T3">Deus de todo o poder</text:span></text:p>
            <text:p text:style-name="P5"><text:span text:style-name="T3">Vem agora</text:span></text:p>
            <text:p text:style-name="P5"><text:span text:style-name="T3">Derrama o teu amor</text:span></text:p>
            <text:p text:style-name="P5"><text:span text:style-name="T3">Aqui mais uma ve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pt" fo:country="BR" style:letter-kerning="true" style:font-name-asian="FreeSans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none"/>
      <style:text-properties fo:color="#00000a" style:font-name="Liberation Sans1" fo:font-family="'Liberation Sans', Arial" style:font-family-generic="roman" style:font-pitch="variable" fo:font-size="14pt" fo:language="pt" fo:country="BR" style:font-name-asian="FreeSans" style:font-family-asian="FreeSans" style:font-pitch-asian="variable" style:font-size-asian="14pt" style:language-asian="hi" style:country-asian="IN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fo:color="#00000a" style:font-name="Liberation Sans1" fo:font-family="'Liberation Sans', Arial" style:font-family-generic="roman" style:font-pitch="variable" fo:font-size="14pt" fo:language="pt" fo:country="BR" style:font-name-asian="FreeSans" style:font-family-asian="FreeSans" style:font-pitch-asian="variable" style:font-size-asian="14pt" style:language-asian="hi" style:country-asian="IN"/>
    </style:style>
    <style:style style:name="Heading_20_3" style:display-name="Heading 3" style:family="graphic">
      <style:paragraph-properties fo:margin-top="0.746cm" fo:margin-bottom="0.374cm" fo:text-align="start" style:text-autospace="none"/>
      <style:text-properties fo:color="#00000a" style:font-name="Liberation Sans1" fo:font-family="'Liberation Sans', Arial" style:font-family-generic="roman" style:font-pitch="variable" fo:font-size="14pt" fo:language="pt" fo:country="BR" style:font-name-asian="FreeSans" style:font-family-asian="FreeSans" style:font-pitch-asian="variable" style:font-size-asian="14pt" style:language-asian="hi" style:country-asian="IN"/>
    </style:style>
    <style:style style:name="Quotations" style:family="graphic">
      <style:paragraph-properties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pt" fo:country="BR" style:font-name-asian="FreeSans" style:font-family-asian="FreeSans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pt" fo:country="BR" style:font-name-asian="FreeSans" style:font-family-asian="FreeSan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pt" fo:country="BR" fo:font-style="italic" style:font-name-asian="FreeSans" style:font-family-asian="FreeSan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pt" fo:country="BR" style:font-name-asian="FreeSans" style:font-family-asian="FreeSan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pt" fo:country="BR" style:font-name-asian="FreeSans" style:font-family-asian="FreeSans" style:font-pitch-asian="variable" style:font-size-asian="12pt" style:language-asian="hi" style:country-asian="IN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12:55:56.163328508</meta:creation-date>
    <dc:date>2017-12-10T13:09:54.900914820</dc:date>
    <meta:editing-duration>PT13M52S</meta:editing-duration>
    <meta:editing-cycles>15</meta:editing-cycles>
    <meta:generator>LibreOffice/5.4.1.2.0$Linux_X86_64 LibreOffice_project/40m0$Build-2</meta:generator>
    <meta:document-statistic meta:object-count="54"/>
  </office:meta>
</office:document-meta>
</file>